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style:text-underline-mode="continuous" style:text-underline-type="single" style:text-underline-style="solid" style:text-underline-width="normal" fo:font-family="Cambria" style:font-family-asian="Cambria" style:font-family-complex="Cambria" fo:background-color="transparent" fo:color="#4f81bd"/>
    </style:style>
    <style:style style:name="T3" style:family="text">
      <style:text-properties fo:font-size="16.00pt" fo:font-weight="normal" style:text-underline-mode="continuous" style:text-underline-type="single" style:text-underline-style="solid" style:text-underline-width="normal" fo:font-family="Cambria" style:font-family-asian="Cambria" style:font-family-complex="Cambria" fo:background-color="transparent" fo:color="#4f81bd"/>
    </style:style>
    <style:style style:name="T4" style:family="text">
      <style:text-properties fo:font-size="12.00pt" fo:font-weight="normal" fo:font-family="Cambria" style:font-family-asian="Cambria" style:font-family-complex="Cambria"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6.00pt" fo:font-weight="normal" style:text-underline-mode="continuous" style:text-underline-type="single" style:text-underline-style="solid" style:text-underline-width="normal" fo:font-family="Cambria" style:font-family-asian="Cambria" style:font-family-complex="Cambria" fo:background-color="transparent" fo:color="#4f81bd"/>
    </style:style>
    <style:style style:name="T7" style:family="text">
      <style:text-properties fo:font-size="12.00pt" fo:font-weight="normal" fo:font-family="Cambria" style:font-family-asian="Cambria" style:font-family-complex="Cambria"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normal" style:text-underline-mode="continuous" style:text-underline-type="single" style:text-underline-style="solid" style:text-underline-width="normal" fo:font-family="Cambria" style:font-family-asian="Cambria" style:font-family-complex="Cambria" fo:background-color="transparent" fo:color="#4f81bd"/>
    </style:style>
    <style:style style:name="T10" style:family="text">
      <style:text-properties fo:font-size="12.00pt" fo:font-weight="normal" fo:font-family="Cambria" style:font-family-asian="Cambria" style:font-family-complex="Cambria" fo:background-color="transparent" style:use-window-font-color="true"/>
    </style:style>
    <style:style style:name="T11" style:family="text">
      <style:text-properties fo:font-size="12.00pt" fo:font-weight="bold" fo:font-family="Cambria" style:font-family-asian="Cambria" style:font-family-complex="Cambria" fo:background-color="transparent" style:use-window-font-color="true"/>
    </style:style>
    <style:style style:name="T12" style:family="text">
      <style:text-properties fo:font-size="12.00pt" fo:font-weight="normal" fo:font-family="Cambria" style:font-family-asian="Cambria" style:font-family-complex="Cambria" fo:background-color="transparent" style:use-window-font-color="true"/>
    </style:style>
    <style:style style:name="T13" style:family="text">
      <style:text-properties fo:font-size="12.00pt" fo:font-weight="bold" fo:font-family="Cambria" style:font-family-asian="Cambria" style:font-family-complex="Cambria" fo:background-color="transparent" style:use-window-font-color="true"/>
    </style:style>
    <style:style style:name="T14" style:family="text">
      <style:text-properties fo:font-size="12.00pt" fo:font-weight="normal" fo:font-family="Cambria" style:font-family-asian="Cambria" style:font-family-complex="Cambria" fo:background-color="transparent" style:use-window-font-color="true"/>
    </style:style>
    <style:style style:name="T15" style:family="text">
      <style:text-properties fo:font-size="12.00pt" fo:font-weight="bold" fo:font-family="Cambria" style:font-family-asian="Cambria" style:font-family-complex="Cambria" fo:background-color="transparent" style:use-window-font-color="true"/>
    </style:style>
    <style:style style:name="T16" style:family="text">
      <style:text-properties fo:font-size="12.00pt" fo:font-weight="normal" fo:font-family="Cambria" style:font-family-asian="Cambria" style:font-family-complex="Cambria" fo:background-color="transparent" style:use-window-font-color="true"/>
    </style:style>
    <style:style style:name="T17" style:family="text">
      <style:text-properties fo:font-size="12.00pt" fo:font-weight="bold" fo:font-family="Cambria" style:font-family-asian="Cambria" style:font-family-complex="Cambria" fo:background-color="transparent" style:use-window-font-color="true"/>
    </style:style>
    <style:style style:name="T18" style:family="text">
      <style:text-properties fo:font-size="12.00pt" fo:font-weight="normal" fo:font-family="Cambria" style:font-family-asian="Cambria" style:font-family-complex="Cambria" fo:background-color="transparent" style:use-window-font-color="true"/>
    </style:style>
    <style:style style:name="T19" style:family="text">
      <style:text-properties fo:font-size="12.00pt" fo:font-weight="bold" fo:font-family="Cambria" style:font-family-asian="Cambria" style:font-family-complex="Cambria" fo:background-color="transparent" style:use-window-font-color="true"/>
    </style:style>
    <style:style style:name="T20" style:family="text">
      <style:text-properties fo:font-size="12.00pt" fo:font-weight="normal" fo:font-family="Cambria" style:font-family-asian="Cambria" style:font-family-complex="Cambria" fo:background-color="transparent" style:use-window-font-color="true"/>
    </style:style>
    <style:style style:name="T21" style:family="text">
      <style:text-properties fo:font-size="12.00pt" fo:font-weight="bold" fo:font-family="Cambria" style:font-family-asian="Cambria" style:font-family-complex="Cambria" fo:background-color="transparent" style:use-window-font-color="true"/>
    </style:style>
    <style:style style:name="T22" style:family="text">
      <style:text-properties fo:font-size="12.00pt" fo:font-weight="normal" fo:font-family="Cambria" style:font-family-asian="Cambria" style:font-family-complex="Cambria" fo:background-color="transparent" style:use-window-font-color="true"/>
    </style:style>
    <style:style style:name="T23" style:family="text">
      <style:text-properties fo:font-size="12.00pt" fo:font-weight="bold" fo:font-family="Cambria" style:font-family-asian="Cambria" style:font-family-complex="Cambria" fo:background-color="transparent" style:use-window-font-color="true"/>
    </style:style>
    <style:style style:name="T24" style:family="text">
      <style:text-properties fo:font-size="12.00pt" fo:font-weight="normal" fo:font-family="Cambria" style:font-family-asian="Cambria" style:font-family-complex="Cambria" fo:background-color="transparent" style:use-window-font-color="true"/>
    </style:style>
    <style:style style:name="T25" style:family="text">
      <style:text-properties fo:font-size="12.00pt" fo:font-weight="bold" fo:font-family="Cambria" style:font-family-asian="Cambria" style:font-family-complex="Cambria" fo:background-color="transparent" style:use-window-font-color="true"/>
    </style:style>
    <style:style style:name="T26" style:family="text">
      <style:text-properties fo:font-size="12.00pt" fo:font-weight="normal" fo:font-family="Cambria" style:font-family-asian="Cambria" style:font-family-complex="Cambria" fo:background-color="transparent" style:use-window-font-color="true"/>
    </style:style>
    <style:style style:name="T27" style:family="text">
      <style:text-properties fo:font-size="12.00pt" fo:font-weight="bold" fo:font-family="Cambria" style:font-family-asian="Cambria" style:font-family-complex="Cambria" fo:background-color="transparent" style:use-window-font-color="true"/>
    </style:style>
    <style:style style:name="T28" style:family="text">
      <style:text-properties fo:font-size="12.00pt" fo:font-weight="normal" fo:font-family="Cambria" style:font-family-asian="Cambria" style:font-family-complex="Cambria" fo:background-color="transparent" style:use-window-font-color="true"/>
    </style:style>
    <style:style style:name="T29" style:family="text">
      <style:text-properties fo:font-size="16.00pt" fo:font-weight="normal" style:text-underline-mode="continuous" style:text-underline-type="single" style:text-underline-style="solid" style:text-underline-width="normal" fo:font-family="Cambria" style:font-family-asian="Cambria" style:font-family-complex="Cambria" fo:background-color="transparent" fo:color="#4f81bd"/>
    </style:style>
    <style:style style:name="T3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style:style style:name="P4" style:family="paragraph">
      <style:paragraph-properties fo:line-height="115.00%" fo:text-align="center" fo:margin-bottom="10.00pt"/>
    </style:style>
    <style:style style:name="P5" style:family="paragraph">
      <style:paragraph-properties fo:line-height="115.00%" fo:text-align="left" fo:margin-bottom="10.00pt"/>
    </style:style>
    <style:style style:name="P6" style:family="paragraph">
      <style:paragraph-properties fo:line-height="115.00%" fo:text-align="center" fo:margin-bottom="10.00pt"/>
    </style:style>
    <style:style style:name="P7" style:family="paragraph">
      <style:paragraph-properties fo:line-height="115.00%" fo:text-align="left" fo:margin-bottom="10.00pt"/>
    </style:style>
    <style:style style:name="P8" style:family="paragraph">
      <style:paragraph-properties fo:line-height="115.00%" fo:text-align="center" fo:margin-bottom="10.00pt"/>
    </style:style>
  </office:automatic-styles>
  <office:body>
    <office:text>
      <text:p text:style-name="P1"><text:span text:style-name="T1"/></text:p>
      <text:p text:style-name="P1"><text:span text:style-name="T1"/></text:p>
      <text:p text:style-name="P2"><text:span text:style-name="T2">Planetas ancianos</text:span></text:p>
      <text:p text:style-name="P2"><text:span text:style-name="T3">Definición</text:span></text:p>
      <text:p text:style-name="P3"><text:span text:style-name="T4">Los planetas ancianos son los planetas mas antiguos de Omnia. Tienen cientos de miles de millones de años. Esto provoca que el Ether se haya acumulado en ellos mas que en sus parientes mas jovenes, lo que a su vez causa el fenomeno elemental de la cristalización.</text:span></text:p>
      <text:p text:style-name="P3"><text:span text:style-name="T4">Aproximadamente el 20% de planetas de Omnia son planetas ancianos.</text:span></text:p>
      <text:p text:style-name="P3"><text:span text:style-name="T4">Esto significa que los planetas ancianos han creado piedras elementales, unos raros objetos naturales que contienen una gran cantidad de poder elemental.</text:span></text:p>
      <text:p text:style-name="P3"><text:span text:style-name="T4">Las piedras elementales no son faciles de destruir, son energía elemental pura, solo hay una forma conocida para destruirlas: exponerlas un tiempo prolongado a su contraparte, lo que dará como resultado que las dos piedras sean destruidas y también generará una gran cantidad de elemento Ether.</text:span></text:p>
      <text:p text:style-name="P3"><text:span text:style-name="T4">Las piedras se encuentran en lugares profundos dentro del planeta anciano. Cuando un planeta pierde su piedra elemental, comenzará a crear otra, sin embargo este proceso puede llevar miles de años.</text:span></text:p>
      <text:p text:style-name="P3"><text:span text:style-name="T4">Privar un planeta anciano de una piedra elemental no produce efectos adversos en el ecosistema del mismo, esto es así por que la piedra es simplemente una materialización física de la propia energía elemental del planeta.</text:span></text:p>
      <text:p text:style-name="P3"><text:span text:style-name="T4">No es facil llegar hasta la cámara de la piedra en los planetas ancianos, hay que enfrentar a duras condiciones muy adversas, debido a esto, en Omnia se consideran una leyenda.</text:span></text:p>
      <text:p text:style-name="P3"><text:span text:style-name="T4">Cuando un ser (mecánico u orgánico) toca una piedra elemental, esta canaliza su energía a través del cuerpo del ser que la ha tocado. Esto provoca que la piedra se quede en un estado estatico. Para los tipos comunes de piedra elemental, no supone un gran cambio. En las piedras de Luz y Oscuridad, esto impide que cambien a Fuego y Hielo respectivamente.</text:span></text:p>
      <text:p text:style-name="P3"><text:span text:style-name="T4">Hay 8 tipos de piedras elementales.</text:span></text:p>
      <text:p text:style-name="P3"><text:span text:style-name="T5"/></text:p>
      <text:p text:style-name="P4"><text:span text:style-name="T6">Tipos</text:span></text:p>
      <text:p text:style-name="P5"><text:span text:style-name="T7">-<text:tab/>Oscuridad: Uno de los tipos más raros de piedra elemental. Nacen en los planetas ancianos más alejados de su estrella y tienen una vida muy corta.</text:span></text:p>
      <text:p text:style-name="P5"><text:span text:style-name="T7">-<text:tab/>Luz: Uno de los tipos más raros de piedra elemental. Nacen en los planetas ancianos más cercanos a su estrella y tienen una vida muy corta.</text:span></text:p>
      <text:p text:style-name="P5"><text:span text:style-name="T7">-<text:tab/>Hielo: El motivo por el cual las piedras de Oscuridad son tan raras es debido a que si no son canalizadas, se transforman en piedras de Hielo.</text:span></text:p>
      <text:p text:style-name="P5"><text:span text:style-name="T7">-<text:tab/>Fuego: El motivo por el cual las piedras de Luz son tan raras es debido a que si no son canalizadas, se transforman en piedras de Fuego.</text:span></text:p>
      <text:p text:style-name="P5"><text:span text:style-name="T7">-<text:tab/>Tierra: Uno de los tipos más comunes de piedra, para que nazcan, el planeta debe estar en la zona de habitabilidad del sistema estelar y este debe ser rocoso.</text:span></text:p>
      <text:p text:style-name="P5"><text:span text:style-name="T7">-<text:tab/>Viento: Uno de los tipos más comunes de piedra, para que nazcan, el planeta debe estar en la zona de habitabilidad del sistema estelar y este debe ser gaseoso.</text:span></text:p>
      <text:p text:style-name="P5"><text:span text:style-name="T7">-<text:tab/>Agua: Para que este tipo de piedra nazca, el planeta tiene que estar en la zona de habitabilidad del sistema estelar y debe estar compuesto por grandes masas de agua.</text:span></text:p>
      <text:p text:style-name="P5"><text:span text:style-name="T7">-<text:tab/>Electricidad: Para que este tipo de piedra nazca, el planeta debe estar en la zona de habitabilidad del sistema estelar y tener un campo magnetico mucho mas fuerte de lo normal.</text:span></text:p>
      <text:p text:style-name="P5"><text:span text:style-name="T8"/></text:p>
      <text:p text:style-name="P6"><text:span text:style-name="T9">Diferencia con planetas normales y reglas</text:span></text:p>
      <text:p text:style-name="P7"><text:span text:style-name="T10">En Omnia, todos los planetas tienen una afinidad elmental, sean ancianos o no. La excepción a esto son los elementos Luz y Oscuridad.</text:span></text:p>
      <text:p text:style-name="P7"><text:span text:style-name="T10">Un 10% de los seres que consiguen afinidad de Fuego y Hielo, conseguirán en su lugar la afinidad de Luz y Oscuridad respectivamente. En la practica, estos seres siempre podran considerar que un planeta de afinidad elemental de Fuego, es de Luz y que uno de Hielo, es de Oscuridad.</text:span></text:p>
      <text:p text:style-name="P7"><text:span text:style-name="T10">Esto es así por que esos seres tienen una gran cantidad de Ether en su cuerpo y los elementos de Luz y Oscuridad son los que mas Ether poseen. </text:span></text:p>
      <text:p text:style-name="P7"><text:span text:style-name="T10">Para que un ser sea afín a uno de los 8 elementos, debe estar el tiempo suficiente en el planeta correspondiente, si es un planeta anciano, el tiempo será menor.</text:span></text:p>
      <text:p text:style-name="P7"><text:span text:style-name="T10">Es posible cambiar de afinidad elemental, pongamos de ejemplo a un humano criado en un planeta afín al elemento Tierra. Si este humano permanece el tiempo necesarío en un planeta de otra afinidad, su propia afinidad dejara de ser con el elemento Tierra y pasará a ser la de ese planeta, sin embargo hay algunas puntualizaciones.</text:span></text:p>
      <text:p text:style-name="P7"><text:span text:style-name="T10">El cambio de afinidad será mas lento si el ser ya tiene una afinidad. Si es un planeta anciano, el cambio sera un poco mas rapido, pero no tanto como si no existiera afinidad previa.</text:span></text:p>
      <text:p text:style-name="P7"><text:span text:style-name="T10">El cambio de afinidad no se dará si el usuario utiliza su afinidad de forma continuada. Es decir, si el usuario utiliza con regularidad habilidades de su elemento, el elemento nunca dejará al usuario.</text:span></text:p>
      <text:p text:style-name="P7"><text:span text:style-name="T10">Para poder desarrollar correctamente el potencial elemental, se debe practicar, debido a que el 99.9% de población en Omnia hacen su vida de forma normal y apenas tienen ocasión de llevar al límite sus habilidades, estas son extremadamente básicas (Rango 0). Solo el 0.1% de habitantes logran pasar del Rango 0 y llevar sus habilidades elementales más allá. </text:span></text:p>
      <text:p text:style-name="P7"><text:span text:style-name="T10">Estas serían las habilidades de Rango 0 de cada elemento:</text:span></text:p>
      <text:p text:style-name="P7"><text:span text:style-name="T10">-<text:tab/></text:span><text:span text:style-name="T11">Oscuridad:<text:s/></text:span><text:span text:style-name="T12">Es posible emitir una pequeña porción de oscuridad, lo que hace que, si los ojos entran en contacto con esa oscuridad, no puedan recibir la luz que rebota en las superficies y queden ciegos hasta que la emisión termina.</text:span></text:p>
      <text:p text:style-name="P7"><text:span text:style-name="T12">-<text:tab/></text:span><text:span text:style-name="T13">Luz:<text:s/></text:span><text:span text:style-name="T14">Emiten una pequeña luz que permite iluminar mejor pequeñas instancias, es como una pequeña linterna.</text:span></text:p>
      <text:p text:style-name="P7"><text:span text:style-name="T14">-<text:tab/></text:span><text:span text:style-name="T15">Hielo:<text:s/></text:span><text:span text:style-name="T16">Es posible enfriar pequeñas superficies u objetos, pero no llega a congelar.</text:span></text:p>
      <text:p text:style-name="P7"><text:span text:style-name="T16">-<text:tab/></text:span><text:span text:style-name="T17">Fuego:<text:s/></text:span><text:span text:style-name="T18">Es posible calentar pequeñas superficies u objetos, pero no llega a quemar o producir fuego.</text:span></text:p>
      <text:p text:style-name="P7"><text:span text:style-name="T18">-<text:tab/></text:span><text:span text:style-name="T19">Tierra:<text:s/></text:span><text:span text:style-name="T20">Es posible alterar los nutrientes de la tierra, pero la cantidad de tierra afectada apenas puede llenar una maceta.</text:span></text:p>
      <text:p text:style-name="P7"><text:span text:style-name="T20">-<text:tab/></text:span><text:span text:style-name="T21">Viento:<text:s/></text:span><text:span text:style-name="T22">Es posible generar una pequeña brisa, pero solo podrá mover telas ligeras o papeles. </text:span></text:p>
      <text:p text:style-name="P7"><text:span text:style-name="T22">-<text:tab/></text:span><text:span text:style-name="T23">Agua:<text:s/></text:span><text:span text:style-name="T24">Es posible humedecer superficies, pero no lo suficiente como para generar agua.</text:span></text:p>
      <text:p text:style-name="P7"><text:span text:style-name="T24">-<text:tab/></text:span><text:span text:style-name="T25">Electricidad:<text:s/></text:span><text:span text:style-name="T26">Es posible generar pequeñas descargas, pero no es posible generar la suficiente energía para alimentar un dispositivo y aplicado a un ser vivo es poco mas que un calambre.</text:span><text:span text:style-name="T27"><text:s/></text:span></text:p>
      <text:p text:style-name="P7"><text:span text:style-name="T28">Solamente unas pocas docenas de seres en toda la historia de Omnia han sido capaces de alcanzar el Rango 10. Alcanzar este rango es, practicamente, ser el mismo elemento, una fuerza de la naturaleza, energía pura, sin embargo es extremadamente dificil, si no practicamente imposible llegar a ese nivel.</text:span></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8"/></text:p>
      <text:p text:style-name="P7"><text:span text:style-name="T29"/></text:p>
      <text:p text:style-name="P8"><text:span text:style-name="T3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